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.527cm" style:use-optimal-column-width="false"/>
    </style:style>
    <style:style style:name="co2" style:family="table-column">
      <style:table-column-properties style:column-width="73.19cm" style:use-optimal-column-width="false"/>
    </style:style>
    <style:style style:name="co3" style:family="table-column">
      <style:table-column-properties style:column-width="75.136cm" style:use-optimal-column-width="false"/>
    </style:style>
    <style:style style:name="co4" style:family="table-column">
      <style:table-column-properties style:column-width="3.926cm" style:use-optimal-column-width="false"/>
    </style:style>
    <style:style style:name="co5" style:family="table-column">
      <style:table-column-properties style:column-width="151.73cm" style:use-optimal-column-width="false"/>
    </style:style>
    <style:style style:name="co6" style:family="table-column">
      <style:table-column-properties style:column-width="134.072cm" style:use-optimal-column-width="false"/>
    </style:style>
    <style:style style:name="co7" style:family="table-column">
      <style:table-column-properties style:column-width="7.906cm" style:use-optimal-column-width="false"/>
    </style:style>
    <style:style style:name="ro1" style:family="table-row">
      <style:table-row-properties style:row-height="15.535cm" style:use-optimal-row-height="false"/>
    </style:style>
    <style:style style:name="ro2" style:family="table-row">
      <style:table-row-properties style:row-height="28.536cm" style:use-optimal-row-height="false"/>
    </style:style>
    <style:style style:name="ce1" style:family="table-cell">
      <loext:graphic-properties draw:fill="solid" draw:fill-color="#000000" draw:textarea-vertical-align="middle"/>
      <style:paragraph-properties fo:text-align="center" style:text-autospace="none"/>
      <style:text-properties fo:color="#ffffff" loext:opacity="100%" style:font-name="Alvi Nastaleeq" fo:font-size="200pt" fo:font-weight="bold" style:font-name-asian="Liberation Serif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fill="solid" draw:fill-color="#000000" draw:textarea-vertical-align="middle"/>
      <style:paragraph-properties fo:text-align="center" style:text-autospace="none"/>
      <style:text-properties fo:color="#ffffff" loext:opacity="100%"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ce3" style:family="table-cell">
      <loext:graphic-properties draw:fill="solid" draw:fill-color="#000000" draw:textarea-vertical-align="middle" style:writing-mode="rl-tb"/>
      <style:paragraph-properties fo:text-align="center" style:text-autospace="none" style:writing-mode="rl-tb"/>
      <style:text-properties fo:color="#ffffff" loext:opacity="100%"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4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5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Liberation Serif" style:font-size-asian="200pt" style:font-name-complex="Alvi Nastaleeq" style:font-size-complex="200pt"/>
    </style:style>
    <style:style style:name="ce6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7" style:family="table-cell">
      <loext:graphic-properties draw:textarea-vertical-align="middle"/>
      <style:paragraph-properties fo:text-align="center" style:text-autospace="none"/>
      <style:text-properties style:font-name="Tahoma" fo:font-size="180pt" fo:font-weight="normal" style:font-size-asian="180pt" style:font-weight-asian="normal" style:font-size-complex="180pt" style:font-weight-complex="normal"/>
    </style:style>
    <style:style style:name="ce8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Tahoma" fo:font-size="200pt" style:font-name-asian="Liberation Serif" style:font-size-asian="200pt" style:font-name-complex="Alvi Nastaleeq" style:font-size-complex="200pt"/>
    </style:style>
    <style:style style:name="ce9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style:font-name-asian="Liberation Serif" style:font-size-asian="200pt" style:font-name-complex="Alvi Nastaleeq" style:font-size-complex="200pt"/>
    </style:style>
    <style:style style:name="ce10" style:family="table-cell">
      <loext:graphic-properties draw:textarea-vertical-align="middle"/>
      <style:paragraph-properties fo:text-align="center" style:text-autospace="none"/>
      <style:text-properties style:font-name="Tahoma" fo:font-size="200pt" style:font-size-asian="200pt" style:font-size-complex="200pt"/>
    </style:style>
    <style:style style:name="P1" style:family="paragraph">
      <style:paragraph-properties fo:text-align="center" style:text-autospace="none"/>
      <style:text-properties fo:color="#ffffff" loext:opacity="100%" style:font-name="Alvi Nastaleeq" fo:font-size="200pt" fo:font-weight="bold" style:font-name-asian="Liberation Serif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text-align="center" style:text-autospace="none"/>
      <style:text-properties fo:color="#ffffff" loext:opacity="100%"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P3" style:family="paragraph">
      <style:paragraph-properties fo:text-align="center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4" style:family="paragraph">
      <style:paragraph-properties fo:text-align="justify" style:text-autospace="none" style:writing-mode="rl-tb"/>
      <style:text-properties style:font-name="Alvi Nastaleeq" fo:font-size="200pt" style:font-name-asian="Liberation Serif" style:font-size-asian="200pt" style:font-name-complex="Alvi Nastaleeq" style:font-size-complex="200pt"/>
    </style:style>
    <style:style style:name="P5" style:family="paragraph"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6" style:family="paragraph">
      <style:paragraph-properties fo:text-align="center" style:text-autospace="none"/>
      <style:text-properties style:font-name="Tahoma" fo:font-size="180pt" fo:font-weight="normal" style:font-size-asian="180pt" style:font-weight-asian="normal" style:font-size-complex="180pt" style:font-weight-complex="normal"/>
    </style:style>
    <style:style style:name="P7" style:family="paragraph">
      <style:paragraph-properties fo:text-align="center" style:text-autospace="none" style:writing-mode="rl-tb"/>
      <style:text-properties style:font-name="Tahoma" fo:font-size="200pt" style:font-name-asian="Liberation Serif" style:font-size-asian="200pt" style:font-name-complex="Alvi Nastaleeq" style:font-size-complex="200pt"/>
    </style:style>
    <style:style style:name="P8" style:family="paragraph">
      <style:paragraph-properties fo:text-align="center" style:text-autospace="none" style:writing-mode="rl-tb"/>
      <style:text-properties style:font-name="Alvi Nastaleeq" fo:font-size="200pt" style:font-name-asian="Liberation Serif" style:font-size-asian="200pt" style:font-name-complex="Alvi Nastaleeq" style:font-size-complex="200pt"/>
    </style:style>
    <style:style style:name="P9" style:family="paragraph">
      <style:paragraph-properties fo:text-align="center" style:text-autospace="none"/>
      <style:text-properties style:font-name="Tahoma" fo:font-size="200pt" style:font-size-asian="200pt" style:font-size-complex="200pt"/>
    </style:style>
    <style:style style:name="T1" style:family="text">
      <style:text-properties fo:color="#ffffff" loext:opacity="100%" style:font-name="Alvi Nastaleeq" fo:font-weight="bold" style:font-name-asian="Liberation Serif" style:font-weight-asian="bold" style:font-name-complex="Alvi Nastaleeq" style:font-weight-complex="bold"/>
    </style:style>
    <style:style style:name="T2" style:family="text">
      <style:text-properties fo:color="#ffffff" loext:opacity="100%" style:font-name="Tahoma" style:font-name-asian="Liberation Sans1" style:font-name-complex="Liberation Sans1"/>
    </style:style>
    <style:style style:name="T3" style:family="text">
      <style:text-properties style:font-name="Alvi Nastaleeq" style:font-name-asian="Liberation Sans1" style:font-name-complex="Alvi Nastaleeq"/>
    </style:style>
    <style:style style:name="T4" style:family="text">
      <style:text-properties style:font-name="Alvi Nastaleeq" style:font-name-asian="Liberation Serif" style:font-name-complex="Alvi Nastaleeq"/>
    </style:style>
    <style:style style:name="T5" style:family="text">
      <style:text-properties style:font-name="Tahoma" style:font-name-asian="Liberation Sans1" style:font-name-complex="Liberation Sans1"/>
    </style:style>
    <style:style style:name="T6" style:family="text">
      <style:text-properties style:font-name="Tahoma" style:font-name-asian="Liberation Serif" style:font-name-complex="Alvi Nastaleeq"/>
    </style:style>
    <style:style style:name="T7" style:family="text">
      <style:text-properties style:font-name="Tahoma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53.486cm" svg:height="158.214cm" svg:x="0cm" svg:y="0cm">
          <table:table table:template-name="orange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/>
              <table:table-cell>
                <text:p text:style-name="P1"><text:span text:style-name="T1"><text:s/></text:span><text:span text:style-name="T1">تجھے دیکھ کے مر جائے نہ بیمار ہے صغری</text:span></text:p>
              </table:table-cell>
              <table:table-cell>
                <text:p text:style-name="P1"><text:span text:style-name="T1">اے چاند محرم کے تو بدلی میں چلا جا</text:span></text:p>
              </table:table-cell>
              <table:table-cell/>
              <table:table-cell table:style-name="ce2">
                <text:p text:style-name="P2"><text:span text:style-name="T2">Aye chand muharram kai,</text:span><text:span text:style-name="T2"><text:line-break/></text:span><text:span text:style-name="T2">tu badli mein chala jaa</text:span></text:p>
              </table:table-cell>
              <table:table-cell table:style-name="ce2">
                <text:p text:style-name="P2"><text:span text:style-name="T2">Tujhay daikh kay mar jaye na,</text:span><text:span text:style-name="T2"><text:line-break/></text:span><text:span text:style-name="T2">beemar hai Sughra</text:span></text:p>
              </table:table-cell>
              <table:table-cell table:style-name="ce3"/>
            </table:table-row>
            <table:table-row table:style-name="ro2" table:default-cell-style-name="ce4">
              <table:table-cell>
                <text:p text:style-name="P3"><text:span text:style-name="T3">2</text:span></text:p>
              </table:table-cell>
              <table:table-cell table:style-name="ce5">
                <text:p text:style-name="P4"><text:span text:style-name="T4">ملنے کے لئے بھائی، کو بے چین بڑی ہے</text:span><text:span text:style-name="T4"><text:line-break/></text:span><text:span text:style-name="T4">کب سے علی اکبر کی، یہ راہوں میں کھڑی ہے</text:span><text:span text:style-name="T4"><text:line-break/></text:span><text:span text:style-name="T4">بچھڑی ہے یہ مدت سے، اسے تو نہ نظر آ</text:span></text:p>
              </table:table-cell>
              <table:table-cell table:style-name="ce5">
                <text:p text:style-name="P4"><text:span text:style-name="T4">گھر زہرا کا لٹنے کی خبر تُو نے سنائی</text:span><text:span text:style-name="T4"><text:line-break/></text:span><text:span text:style-name="T4">تجھے دیکھ کے روتی ہے محرم میں خدائی</text:span><text:span text:style-name="T4"><text:line-break/></text:span><text:span text:style-name="T4">چودہ سو برس بیتے هيں، سب کرتے ہیں شکوہ</text:span></text:p>
              </table:table-cell>
              <table:table-cell table:style-name="ce6">
                <text:p text:style-name="P5"><text:span text:style-name="T3">1</text:span></text:p>
              </table:table-cell>
              <table:table-cell table:style-name="ce7">
                <text:p text:style-name="P6"><text:span text:style-name="T5">Ghar Zahra ka lutne ki, khabar tu ne sunai</text:span><text:span text:style-name="T5"><text:line-break/></text:span><text:span text:style-name="T5">Tujhe dekh ke roti hai, muharram mein khudai</text:span><text:span text:style-name="T5"><text:line-break/></text:span><text:span text:style-name="T5">Chaudah sau baras beete hain, sab karte hain shikwa.</text:span></text:p>
              </table:table-cell>
              <table:table-cell table:style-name="ce7">
                <text:p text:style-name="P6"><text:span text:style-name="T5">Milne ke liye bhai, ko bechain bari hai</text:span><text:span text:style-name="T5"><text:line-break/></text:span><text:span text:style-name="T5">Kab se Ali Akbar ki ye, raahon mein khari hai</text:span><text:span text:style-name="T5"><text:line-break/></text:span><text:span text:style-name="T5">Bichri hai yeh muddat se, isse tu na nazar aa.</text:span></text:p>
              </table:table-cell>
              <table:table-cell>
                <text:p text:style-name="P3"><text:span text:style-name="T3">2</text:span></text:p>
              </table:table-cell>
            </table:table-row>
            <table:table-row table:style-name="ro2" table:default-cell-style-name="ce4">
              <table:table-cell>
                <text:p text:style-name="P3"><text:span text:style-name="T3">4</text:span></text:p>
              </table:table-cell>
              <table:table-cell table:style-name="ce5">
                <text:p text:style-name="P4"><text:span text:style-name="T4">گن گن کے جو صغری نے یہ دن ہیں گزارے</text:span><text:span text:style-name="T4"><text:line-break/></text:span><text:span text:style-name="T4">زندہ ہے تو اکبر کے وعدوں کے سہارے</text:span><text:span text:style-name="T4"><text:line-break/></text:span><text:span text:style-name="T4">دن رات تڑپتی ہے اسے اور نہ تڑپا</text:span></text:p>
              </table:table-cell>
              <table:table-cell table:style-name="ce5">
                <text:p text:style-name="P4"><text:span text:style-name="T4">ویران گھروں میں نہ اِسے نیند ہے آتی</text:span><text:span text:style-name="T4"><text:line-break/></text:span><text:span text:style-name="T4">اکبر کی جدائی ہے اسے خون رلاتی</text:span><text:span text:style-name="T4"><text:line-break/></text:span><text:span text:style-name="T4">قدموں کے نشاں ڈھانپ کے بیٹھی ہے سرِ راہ</text:span></text:p>
              </table:table-cell>
              <table:table-cell table:style-name="ce6">
                <text:p text:style-name="P5"><text:span text:style-name="T3">3</text:span></text:p>
              </table:table-cell>
              <table:table-cell table:style-name="ce7">
                <text:p text:style-name="P6"><text:span text:style-name="T5">Veeran gharon mein na, isse neend hai aati</text:span><text:span text:style-name="T5"><text:line-break/></text:span><text:span text:style-name="T5">Akbar ki judai hai, isse khoon rulati</text:span><text:span text:style-name="T5"><text:line-break/></text:span><text:span text:style-name="T5">Qadmon ke nishan dhanp ke, bethi hai sar-e-raah. </text:span></text:p>
              </table:table-cell>
              <table:table-cell table:style-name="ce7">
                <text:p text:style-name="P6"><text:span text:style-name="T5">Gin gin ke jo Sughra ne, yeh din hain guzare</text:span><text:span text:style-name="T5"><text:line-break/></text:span><text:span text:style-name="T5">Zinda hai tu Akbar ke, wadon ke sahare</text:span><text:span text:style-name="T5"><text:line-break/></text:span><text:span text:style-name="T5">Din raat tarapti hai, isse aur na tarpa. </text:span></text:p>
              </table:table-cell>
              <table:table-cell>
                <text:p text:style-name="P3"><text:span text:style-name="T3">4</text:span></text:p>
              </table:table-cell>
            </table:table-row>
            <table:table-row table:style-name="ro2" table:default-cell-style-name="ce4">
              <table:table-cell>
                <text:p text:style-name="P3"><text:span text:style-name="T3">6</text:span></text:p>
              </table:table-cell>
              <table:table-cell table:style-name="ce5">
                <text:p text:style-name="P4"><text:span text:style-name="T4">قاصد کو دیا خط میں یہ پیغام لکھا کے</text:span><text:span text:style-name="T4"><text:line-break/></text:span><text:span text:style-name="T4">اِک بار تو مل جا مجھے سینے سے لگا لے</text:span><text:span text:style-name="T4"><text:line-break/></text:span><text:span text:style-name="T4">پتھراتی ہوئی نظریں کب دیکھیں گی چہرہ</text:span></text:p>
              </table:table-cell>
              <table:table-cell table:style-name="ce5">
                <text:p text:style-name="P4"><text:span text:style-name="T4">بھیا کی جدائی میں پریشان ہے رہتی</text:span><text:span text:style-name="T4"><text:line-break/></text:span><text:span text:style-name="T4">ہر روز یہ نانا کو رو رو کے ہے کہتی</text:span><text:span text:style-name="T4"><text:line-break/></text:span><text:span text:style-name="T4">اکبر نہ ملا نانا میں مر جاؤں گی تنہا</text:span></text:p>
              </table:table-cell>
              <table:table-cell table:style-name="ce6">
                <text:p text:style-name="P5"><text:span text:style-name="T3">5</text:span></text:p>
              </table:table-cell>
              <table:table-cell table:style-name="ce7">
                <text:p text:style-name="P6"><text:span text:style-name="T5">Bhayya ki judai mein, pareshan hai rehti</text:span><text:span text:style-name="T5"><text:line-break/></text:span><text:span text:style-name="T5">Har roz yeh nana ko, ro ro ke hai kehti</text:span><text:span text:style-name="T5"><text:line-break/></text:span><text:span text:style-name="T5">Akbar na mila nana, main mar jaaungi tanha. </text:span></text:p>
              </table:table-cell>
              <table:table-cell table:style-name="ce7">
                <text:p text:style-name="P6"><text:span text:style-name="T5">Qasid ko diya khat mein, yeh paigham likhaa ke</text:span><text:span text:style-name="T5"><text:line-break/></text:span><text:span text:style-name="T5">Ik bar tu miljaa mujhe, seene se laga ke</text:span><text:span text:style-name="T5"><text:line-break/></text:span><text:span text:style-name="T5">Pathraati huwi nazrein, kab dekheingi chehra. </text:span></text:p>
              </table:table-cell>
              <table:table-cell>
                <text:p text:style-name="P3"><text:span text:style-name="T3">6</text:span></text:p>
              </table:table-cell>
            </table:table-row>
            <table:table-row table:style-name="ro2" table:default-cell-style-name="ce4">
              <table:table-cell>
                <text:p text:style-name="P3"><text:span text:style-name="T3">8</text:span></text:p>
              </table:table-cell>
              <table:table-cell table:style-name="ce5">
                <text:p text:style-name="P4"><text:span text:style-name="T4">رونے نہیں دیتے مجھے راتوں کو مسلماں</text:span><text:span text:style-name="T4"><text:line-break/></text:span><text:span text:style-name="T4">بیماری سے بے حال ہوں کچھ روز کی مہماں</text:span><text:span text:style-name="T4"><text:line-break/></text:span><text:span text:style-name="T4">ہر سمت سے ہے مجھ کو اب موت نے گھیرا</text:span></text:p>
              </table:table-cell>
              <table:table-cell table:style-name="ce5">
                <text:p text:style-name="P4"><text:span text:style-name="T4">وعدہ جو کیا بہن کو سینے سے لگا کے</text:span><text:span text:style-name="T4"><text:line-break/></text:span><text:span text:style-name="T4">میں شادی کروں گا تو تیرے پاس ہی آکے</text:span><text:span text:style-name="T4"><text:line-break/></text:span><text:span text:style-name="T4">میں سات محرم کو لوٹوں گا نہ گھبرا</text:span></text:p>
              </table:table-cell>
              <table:table-cell table:style-name="ce6">
                <text:p text:style-name="P5"><text:span text:style-name="T3">7</text:span></text:p>
              </table:table-cell>
              <table:table-cell table:style-name="ce7">
                <text:p text:style-name="P6"><text:span text:style-name="T5">Waadaa jo kiya behan ko, seene se laga ke</text:span><text:span text:style-name="T5"><text:line-break/></text:span><text:span text:style-name="T5">Main shadi karon ga to, tere paas hi aa ke</text:span><text:span text:style-name="T5"><text:line-break/></text:span><text:span text:style-name="T5">Main saat muharram ko, lautunga na ghabra.</text:span></text:p>
              </table:table-cell>
              <table:table-cell table:style-name="ce7">
                <text:p text:style-name="P6"><text:span text:style-name="T5">Rone nahi dete mujhe, raton ko musalmaan</text:span><text:span text:style-name="T5"><text:line-break/></text:span><text:span text:style-name="T5">Bemari se be-haal hoon, kuch roz ki mehmaan</text:span><text:span text:style-name="T5"><text:line-break/></text:span><text:span text:style-name="T5">Har simt se hai mujh ko, ab maut ne ghaira. </text:span></text:p>
              </table:table-cell>
              <table:table-cell>
                <text:p text:style-name="P3"><text:span text:style-name="T3">8</text:span></text:p>
              </table:table-cell>
            </table:table-row>
            <table:table-row table:style-name="ro2" table:default-cell-style-name="ce5">
              <table:table-cell table:style-name="ce8">
                <text:p text:style-name="P7"><text:span text:style-name="T6">10</text:span></text:p>
              </table:table-cell>
              <table:table-cell>
                <text:p text:style-name="P4"><text:span text:style-name="T4">صغری کے نصیبوں میں رونا ہی لکھا ہے</text:span><text:span text:style-name="T4"><text:line-break/></text:span><text:span text:style-name="T4">سردار معصومہ کو ملی کیسی سزا ہے</text:span><text:span text:style-name="T4"><text:line-break/></text:span><text:span text:style-name="T4">خط آیا نہ اکبر کا روتی رہی صغری</text:span></text:p>
              </table:table-cell>
              <table:table-cell>
                <text:p text:style-name="P4"><text:span text:style-name="T4">بہنوں کا تو بھائیوں سے رشتہ ہی عجب ہے</text:span><text:span text:style-name="T4"><text:line-break/></text:span><text:span text:style-name="T4">تم بھول گئے مجھ کو یہ کیسا غضب ہے</text:span><text:span text:style-name="T4"><text:line-break/></text:span><text:span text:style-name="T4">اس آس پر زندہ ہوں دیکھوں تیرا سہرا</text:span></text:p>
              </table:table-cell>
              <table:table-cell table:style-name="ce9">
                <text:p text:style-name="P8"><text:span text:style-name="T4">9</text:span></text:p>
              </table:table-cell>
              <table:table-cell table:style-name="ce7">
                <text:p text:style-name="P6"><text:span text:style-name="T5">Behnon ka to bhaiyon se, rishta hi ajab hai</text:span><text:span text:style-name="T5"><text:line-break/></text:span><text:span text:style-name="T5">Tum bhul gaye mujhko, yeh kaisa ghazab hai</text:span><text:span text:style-name="T5"><text:line-break/></text:span><text:span text:style-name="T5">Iss aas pe zinda hoon, dekhun tera sehra.</text:span></text:p>
              </table:table-cell>
              <table:table-cell table:style-name="ce7">
                <text:p text:style-name="P6"><text:span text:style-name="T5">Sughra ke naseebon mein, rona hi likha hai</text:span><text:span text:style-name="T5"><text:line-break/></text:span><text:span text:style-name="T5">:sardar: masooma ko, mili kaisi saza hai</text:span><text:span text:style-name="T5"><text:line-break/></text:span><text:span text:style-name="T5">Khat aaya na akbar ka, roti rahi Sughra.</text:span></text:p>
              </table:table-cell>
              <table:table-cell table:style-name="ce10">
                <text:p text:style-name="P9"><text:span text:style-name="T7">10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orange-title-with-border" style:family="table-cell" style:parent-style-name="default">
      <loext:graphic-properties draw:fill="solid" draw:fill-color="#ff860d"/>
      <style:paragraph-properties fo:border="0.28pt solid #666666"/>
      <style:text-properties fo:color="#ffffff" loext:opacity="100%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orange-gray">
      <table:first-row table:style-name="orange-title-with-border"/>
      <table:last-row table:style-name="orange-title-with-border"/>
      <table:first-column table:style-name="orange-title-with-border"/>
      <table:last-column table:style-name="orange-title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453.49cm" fo:page-height="158.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4T11:48:12.569732500</dc:date>
    <meta:editing-duration>PT37M2S</meta:editing-duration>
    <meta:editing-cycles>6</meta:editing-cycles>
    <meta:generator>LibreOffice/25.2.4.3$Windows_X86_64 LibreOffice_project/33e196637044ead23f5c3226cde09b47731f7e27</meta:generator>
    <meta:document-statistic meta:object-count="1"/>
  </office:meta>
</office:document-meta>
</file>